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in" fo:margin-right="0in" fo:orphans="2" fo:widows="2" fo:text-indent="0in" style:auto-text-indent="false" fo:background-color="#ffffff" fo:padding="0.2083in" fo:border="0.06pt solid #eeeeee"/>
      <style:text-properties fo:font-variant="normal" fo:text-transform="none" fo:color="#5c5855" style:font-name="Consolas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.2083in" fo:border="0.06pt solid #eeeeee"/>
      <style:text-properties fo:font-variant="normal" fo:text-transform="none" fo:color="#5c5855" style:font-name="Consolas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orphans="2" fo:widows="2" fo:background-color="#ffffff" fo:padding="0.2083in" fo:border="0.06pt solid #eeeeee"/>
    </style:style>
    <style:style style:name="P4" style:family="paragraph" style:parent-style-name="Preformatted_20_Text">
      <loext:graphic-properties draw:fill="solid" draw:fill-color="#ffffff" draw:opacity="100%"/>
      <style:paragraph-properties fo:orphans="2" fo:widows="2" fo:background-color="#ffffff" fo:padding="0.2083in" fo:border="0.06pt solid #eeeeee"/>
      <style:text-properties fo:font-variant="normal" fo:text-transform="none" fo:color="#5c5855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license-text"/>MIT License</text:p>
      <text:p text:style-name="P3"/>
      <text:p text:style-name="P4">Copyright (c) [year] [fullname]</text:p>
      <text:p text:style-name="P3"/>
      <text:p text:style-name="P4">Permission is hereby granted, free of charge, to any person obtaining a copy</text:p>
      <text:p text:style-name="P4">of this software and associated documentation files (the "Software"), to deal</text:p>
      <text:p text:style-name="P4">in the Software without restriction, including without limitation the rights</text:p>
      <text:p text:style-name="P4">to use, copy, modify, merge, publish, distribute, sublicense, and/or sell</text:p>
      <text:p text:style-name="P4">copies of the Software, and to permit persons to whom the Software is</text:p>
      <text:p text:style-name="P4">furnished to do so, subject to the following conditions:</text:p>
      <text:p text:style-name="P3"/>
      <text:p text:style-name="P4">The above copyright notice and this permission notice shall be included in all</text:p>
      <text:p text:style-name="P4">copies or substantial portions of the Software.</text:p>
      <text:p text:style-name="P3"/>
      <text:p text:style-name="P4">THE SOFTWARE IS PROVIDED "AS IS", WITHOUT WARRANTY OF ANY KIND, EXPRESS OR</text:p>
      <text:p text:style-name="P4">IMPLIED, INCLUDING BUT NOT LIMITED TO THE WARRANTIES OF MERCHANTABILITY,</text:p>
      <text:p text:style-name="P4">FITNESS FOR A PARTICULAR PURPOSE AND NONINFRINGEMENT. IN NO EVENT SHALL THE</text:p>
      <text:p text:style-name="P4">AUTHORS OR COPYRIGHT HOLDERS BE LIABLE FOR ANY CLAIM, DAMAGES OR OTHER</text:p>
      <text:p text:style-name="P4">LIABILITY, WHETHER IN AN ACTION OF CONTRACT, TORT OR OTHERWISE, ARISING FROM,</text:p>
      <text:p text:style-name="P4">OUT OF OR IN CONNECTION WITH THE SOFTWARE OR THE USE OR OTHER DEALINGS IN THE</text:p>
      <text:p text:style-name="P2">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4:10:24.064124608</meta:creation-date>
    <dc:date>2019-03-17T14:11:10.284648464</dc:date>
    <meta:editing-duration>PT47S</meta:editing-duration>
    <meta:editing-cycles>1</meta:editing-cycles>
    <meta:document-statistic meta:table-count="0" meta:image-count="0" meta:object-count="0" meta:page-count="1" meta:paragraph-count="17" meta:word-count="168" meta:character-count="1048" meta:non-whitespace-character-count="897"/>
    <meta:generator>LibreOffice/6.1.4.2$Linux_X86_64 LibreOffice_project/10$Build-2</meta:generator>
  </office:meta>
</office:document-meta>
</file>